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FlowControllerConfig.setControllerClass( String controller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ControllerConfig.setIsReturnToPageDisabled( boolean returnToPage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ControllerConfig.isNestedPageFl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ControllerConfig.isReturnToPageDis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ControllerConfig.isReturnToActionDis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ControllerConfig.setIsLongLivedPageFlow( boolean longLivedPageFl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ControllerConfig.isSharedFl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ControllerConfig.setMultipartClass( String overrideMultipart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geFlowControllerConfig.setMemFileSize( String file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ControllerConfig.getSharedFlow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ControllerConfig.setIsSharedFlow( boolean sharedFl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ControllerConfig.getControll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ControllerConfig.setIsMissingDefaultMessages( boolean missingDefaultMessa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ControllerConfig.isLongLivedPageFl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ControllerConfig.setIsNestedPageFlow( boolean nestedPageFl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ControllerConfig.getMultipartClas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ageFlowControllerConfig.getMemFileSiz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ageFlowControllerConfig.getSharedFlo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ControllerConfig.setSharedFlows( String sharedFlow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ageFlowControllerConfig.isAbstr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ControllerConfig.setIsAbstract( boolean isAbstr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ControllerConfig.isMissingDefault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ControllerConfig.setIsReturnToActionDisabled( boolean returnToAction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